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25.702cm" fo:margin-left="0cm" table:align="left"/>
    </style:style>
    <style:style style:name="Таблица1.A" style:family="table-column">
      <style:table-column-properties style:column-width="1.314cm"/>
    </style:style>
    <style:style style:name="Таблица1.B" style:family="table-column">
      <style:table-column-properties style:column-width="6.094cm"/>
    </style:style>
    <style:style style:name="Таблица1.C" style:family="table-column">
      <style:table-column-properties style:column-width="3.203cm"/>
    </style:style>
    <style:style style:name="Таблица1.D" style:family="table-column">
      <style:table-column-properties style:column-width="2.801cm"/>
    </style:style>
    <style:style style:name="Таблица1.E" style:family="table-column">
      <style:table-column-properties style:column-width="2.78cm"/>
    </style:style>
    <style:style style:name="Таблица1.F" style:family="table-column">
      <style:table-column-properties style:column-width="3.173cm"/>
    </style:style>
    <style:style style:name="Таблица1.G" style:family="table-column">
      <style:table-column-properties style:column-width="2.935cm"/>
    </style:style>
    <style:style style:name="Таблица1.H" style:family="table-column">
      <style:table-column-properties style:column-width="3.40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H1" style:family="table-cell">
      <style:table-cell-properties fo:padding="0.097cm" fo:border="0.05pt solid #000000"/>
    </style:style>
    <style:style style:name="Таблица1.2" style:family="table-row">
      <style:table-row-properties style:min-row-height="0.639cm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1.244cm"/>
    </style:style>
    <style:style style:name="Таблица1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3" style:family="table">
      <style:table-properties style:width="25.705cm" fo:margin-left="0.258cm" table:align="left"/>
    </style:style>
    <style:style style:name="Таблица3.A" style:family="table-column">
      <style:table-column-properties style:column-width="10.807cm"/>
    </style:style>
    <style:style style:name="Таблица3.B" style:family="table-column">
      <style:table-column-properties style:column-width="6.899cm"/>
    </style:style>
    <style:style style:name="Таблица3.C" style:family="table-column">
      <style:table-column-properties style:column-width="7.999cm"/>
    </style:style>
    <style:style style:name="Таблица3.A1" style:family="table-cell">
      <style:table-cell-properties fo:padding="0.097cm" fo:border="none"/>
    </style:style>
    <style:style style:name="Таблица3.B1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463eb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8382" officeooo:paragraph-rsid="0010144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0463e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paragraph-rsid="0010144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efe34" officeooo:paragraph-rsid="0010144e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paragraph-rsid="000463eb"/>
    </style:style>
    <style:style style:name="P8" style:family="paragraph" style:parent-style-name="Standard">
      <style:paragraph-properties fo:text-align="center" style:justify-single-word="false"/>
      <style:text-properties officeooo:paragraph-rsid="0005a551"/>
    </style:style>
    <style:style style:name="P9" style:family="paragraph" style:parent-style-name="Standard">
      <style:paragraph-properties fo:text-align="center" style:justify-single-word="false">
        <style:tab-stops>
          <style:tab-stop style:position="6.99cm"/>
        </style:tab-stops>
      </style:paragraph-properties>
      <style:text-properties officeooo:rsid="000ce7c2" officeooo:paragraph-rsid="000b8b5a"/>
    </style:style>
    <style:style style:name="P10" style:family="paragraph" style:parent-style-name="Standard">
      <style:paragraph-properties fo:text-align="center" style:justify-single-word="false">
        <style:tab-stops>
          <style:tab-stop style:position="6.431cm"/>
        </style:tab-stops>
      </style:paragraph-properties>
      <style:text-properties officeooo:rsid="000ce7c2" officeooo:paragraph-rsid="000c16a8"/>
    </style:style>
    <style:style style:name="P11" style:family="paragraph" style:parent-style-name="Standard">
      <style:paragraph-properties fo:text-align="center" style:justify-single-word="false"/>
      <style:text-properties fo:font-size="8pt" officeooo:paragraph-rsid="000b8b5a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fo:font-size="8pt" officeooo:paragraph-rsid="000c16a8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fo:font-size="8pt" officeooo:rsid="000ce7c2" officeooo:paragraph-rsid="000b8b5a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fo:font-size="8pt" officeooo:rsid="000ce7c2" officeooo:paragraph-rsid="000c16a8" style:font-size-asian="8pt" style:font-size-complex="8pt"/>
    </style:style>
    <style:style style:name="P15" style:family="paragraph" style:parent-style-name="Standard">
      <style:text-properties officeooo:paragraph-rsid="000b8b5a"/>
    </style:style>
    <style:style style:name="P16" style:family="paragraph" style:parent-style-name="Standard">
      <style:text-properties officeooo:paragraph-rsid="000c16a8"/>
    </style:style>
    <style:style style:name="P17" style:family="paragraph" style:parent-style-name="Standard">
      <style:paragraph-properties fo:text-align="start" style:justify-single-word="false">
        <style:tab-stops>
          <style:tab-stop style:position="6.431cm"/>
        </style:tab-stops>
      </style:paragraph-properties>
      <style:text-properties officeooo:rsid="000fbafd" officeooo:paragraph-rsid="000fbaf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0pt" style:font-size-asian="10pt" style:font-size-complex="10pt" style:text-rotation-angle="90" style:text-rotation-scale="line-height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0pt" officeooo:paragraph-rsid="0010144e" style:font-size-asian="10pt" style:font-size-complex="10pt" style:text-rotation-angle="90" style:text-rotation-scale="line-height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0pt" officeooo:rsid="0010144e" officeooo:paragraph-rsid="0010144e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23" style:family="paragraph" style:parent-style-name="Standard">
      <style:text-properties officeooo:paragraph-rsid="0010144e"/>
    </style:style>
    <style:style style:name="P24" style:family="paragraph" style:parent-style-name="Footer">
      <style:paragraph-properties fo:text-align="center" style:justify-single-word="false"/>
    </style:style>
    <style:style style:name="P25" style:family="paragraph" style:parent-style-name="Footer">
      <style:paragraph-properties fo:text-align="center" style:justify-single-word="false"/>
      <style:text-properties officeooo:paragraph-rsid="0005a551"/>
    </style:style>
    <style:style style:name="P26" style:family="paragraph" style:parent-style-name="Footer">
      <style:paragraph-properties fo:text-align="center" style:justify-single-word="false"/>
      <style:text-properties officeooo:paragraph-rsid="000b8b5a"/>
    </style:style>
    <style:style style:name="P27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</style:style>
    <style:style style:name="P28" style:family="paragraph" style:parent-style-name="Table_20_Contents">
      <style:text-properties officeooo:rsid="000463eb" officeooo:paragraph-rsid="000463eb"/>
    </style:style>
    <style:style style:name="P29" style:family="paragraph" style:parent-style-name="Table_20_Contents">
      <style:text-properties officeooo:rsid="0004c4cd" officeooo:paragraph-rsid="0004c4cd"/>
    </style:style>
    <style:style style:name="P30" style:family="paragraph" style:parent-style-name="Table_20_Contents">
      <style:text-properties fo:font-weight="bold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4c4cd" officeooo:paragraph-rsid="0004c4cd" style:font-weight-asian="bold" style:font-weight-complex="bold"/>
    </style:style>
    <style:style style:name="P32" style:family="paragraph" style:parent-style-name="Table_20_Contents">
      <style:text-properties fo:font-weight="bold" officeooo:rsid="0005a551" officeooo:paragraph-rsid="0005a551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5a551" officeooo:paragraph-rsid="0005a551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90c5d" officeooo:paragraph-rsid="00090c5d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font-weight="bold" officeooo:rsid="000efe34" officeooo:paragraph-rsid="000efe34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118382" officeooo:paragraph-rsid="0010144e" style:font-weight-asian="bold" style:font-weight-complex="bold"/>
    </style:style>
    <style:style style:name="P38" style:family="paragraph" style:parent-style-name="Table_20_Contents">
      <style:paragraph-properties fo:text-align="end" style:justify-single-word="false"/>
      <style:text-properties fo:font-weight="bold" officeooo:rsid="00118382" officeooo:paragraph-rsid="0010144e" style:font-weight-asian="bold" style:font-weight-complex="bold"/>
    </style:style>
    <style:style style:name="P39" style:family="paragraph" style:parent-style-name="Table_20_Contents">
      <style:text-properties fo:font-weight="bold" officeooo:rsid="00118382" officeooo:paragraph-rsid="0010144e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127419" officeooo:paragraph-rsid="0010144e" style:font-weight-asian="bold" style:font-weight-complex="bold"/>
    </style:style>
    <style:style style:name="P41" style:family="paragraph" style:parent-style-name="Table_20_Contents">
      <style:text-properties fo:font-weight="bold" officeooo:paragraph-rsid="0010144e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normal" officeooo:rsid="0005a551" officeooo:paragraph-rsid="0005a551" style:font-weight-asian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font-weight="normal" officeooo:rsid="0005a551" officeooo:paragraph-rsid="0005a551" style:font-weight-asian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font-weight="normal" officeooo:rsid="0005a551" officeooo:paragraph-rsid="00079a15" style:font-weight-asian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font-weight="normal" officeooo:rsid="0005a551" officeooo:paragraph-rsid="000c16a8" style:font-weight-asian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font-weight="normal" officeooo:rsid="000c16a8" officeooo:paragraph-rsid="000c16a8" style:font-weight-asian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font-weight="normal" officeooo:rsid="000c16a8" officeooo:paragraph-rsid="000c16a8" style:font-weight-asian="normal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font-weight="normal" officeooo:rsid="000ce7c2" officeooo:paragraph-rsid="000c16a8" style:font-weight-asian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font-weight="normal" officeooo:rsid="00118382" officeooo:paragraph-rsid="0010144e" style:font-weight-asian="normal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font-weight="normal" officeooo:rsid="00118382" officeooo:paragraph-rsid="0010144e" style:font-weight-asian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font-weight="normal" officeooo:rsid="00127419" officeooo:paragraph-rsid="0010144e" style:font-weight-asian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font-weight="normal" officeooo:rsid="000d55c9" officeooo:paragraph-rsid="0010144e" style:font-weight-asian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fo:font-weight="normal" officeooo:rsid="000e9ced" officeooo:paragraph-rsid="0010144e" style:font-weight-asian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font-weight="normal" officeooo:rsid="0010144e" officeooo:paragraph-rsid="0010144e" style:font-weight-asian="normal" style:font-weight-complex="normal"/>
    </style:style>
    <style:style style:name="P55" style:family="paragraph" style:parent-style-name="Table_20_Contents">
      <style:paragraph-properties fo:text-align="end" style:justify-single-word="false"/>
      <style:text-properties officeooo:rsid="000ce7c2" officeooo:paragraph-rsid="000b8b5a"/>
    </style:style>
    <style:style style:name="P56" style:family="paragraph" style:parent-style-name="Table_20_Contents">
      <style:paragraph-properties fo:text-align="start" style:justify-single-word="false"/>
      <style:text-properties officeooo:rsid="000ce7c2" officeooo:paragraph-rsid="000b8b5a"/>
    </style:style>
    <style:style style:name="P57" style:family="paragraph" style:parent-style-name="Table_20_Contents">
      <style:paragraph-properties fo:text-align="start" style:justify-single-word="false"/>
      <style:text-properties officeooo:rsid="000ce7c2" officeooo:paragraph-rsid="000c16a8"/>
    </style:style>
    <style:style style:name="P58" style:family="paragraph" style:parent-style-name="Table_20_Contents">
      <style:paragraph-properties fo:text-align="center" style:justify-single-word="false"/>
      <style:text-properties officeooo:paragraph-rsid="000b8b5a"/>
    </style:style>
    <style:style style:name="P59" style:family="paragraph" style:parent-style-name="Table_20_Contents">
      <style:paragraph-properties fo:text-align="center" style:justify-single-word="false"/>
      <style:text-properties officeooo:paragraph-rsid="000c16a8"/>
    </style:style>
    <style:style style:name="P60" style:family="paragraph" style:parent-style-name="Table_20_Contents">
      <style:paragraph-properties fo:text-align="end" style:justify-single-word="false"/>
      <style:text-properties officeooo:rsid="000c16a8" officeooo:paragraph-rsid="000c16a8"/>
    </style:style>
    <style:style style:name="P61" style:family="paragraph" style:parent-style-name="Table_20_Contents">
      <style:paragraph-properties fo:text-align="end" style:justify-single-word="false"/>
      <style:text-properties officeooo:rsid="00196541" officeooo:paragraph-rsid="000c16a8"/>
    </style:style>
    <style:style style:name="P62" style:family="paragraph" style:parent-style-name="Table_20_Contents">
      <style:paragraph-properties fo:text-align="start" style:justify-single-word="false"/>
      <style:text-properties officeooo:paragraph-rsid="000efe34"/>
    </style:style>
    <style:style style:name="P63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" fo:font-size="10pt" officeooo:rsid="0010144e" officeooo:paragraph-rsid="0010144e" style:font-size-asian="10pt" style:font-size-complex="10pt"/>
    </style:style>
    <style:style style:name="P66" style:family="paragraph" style:parent-style-name="Table_20_Contents">
      <style:paragraph-properties fo:text-align="start" style:justify-single-word="false"/>
      <style:text-properties style:font-name="Times New Roman" fo:font-size="10pt" officeooo:rsid="0010144e" officeooo:paragraph-rsid="0010144e" style:font-size-asian="10pt" style:font-size-complex="10pt"/>
    </style:style>
    <style:style style:name="P67" style:family="paragraph" style:parent-style-name="Table_20_Contents">
      <style:paragraph-properties fo:text-align="start" style:justify-single-word="false"/>
      <style:text-properties style:font-name="Times New Roman" fo:font-size="6pt" officeooo:rsid="0010144e" officeooo:paragraph-rsid="0010144e" style:font-size-asian="6pt" style:font-size-complex="6pt"/>
    </style:style>
    <style:style style:name="T1" style:family="text">
      <style:text-properties officeooo:rsid="000fbafd"/>
    </style:style>
    <style:style style:name="T2" style:family="text">
      <style:text-properties officeooo:rsid="000c16a8"/>
    </style:style>
    <style:style style:name="T3" style:family="text">
      <style:text-properties officeooo:rsid="000aa6fc"/>
    </style:style>
    <style:style style:name="T4" style:family="text">
      <style:text-properties officeooo:rsid="00079a15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officeooo:rsid="000ce7c2"/>
    </style:style>
    <style:style style:name="T7" style:family="text">
      <style:text-properties officeooo:rsid="00196541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fo:font-style="normal" fo:text-shadow="none" style:text-underline-style="none" fo:font-weight="normal" officeooo:rsid="000fbafd" style:font-style-asian="normal" style:font-weight-asian="normal" style:text-emphasize="none"/>
    </style:style>
    <style:style style:name="T11" style:family="text">
      <style:text-properties officeooo:rsid="0010144e"/>
    </style:style>
    <style:style style:name="T12" style:family="text">
      <style:text-properties officeooo:rsid="001051f9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>
          <table:table-cell table:style-name="Таблица1.A1" office:value-type="string">
            <text:p text:style-name="P41">№</text:p>
            <text:p text:style-name="P41">п.п.</text:p>
          </table:table-cell>
          <table:table-cell table:style-name="Таблица1.A1" office:value-type="string">
            <text:p text:style-name="P39">Группа техники связи и АСУ</text:p>
          </table:table-cell>
          <table:table-cell table:style-name="Таблица1.A1" office:value-type="string">
            <text:p text:style-name="P37">Положено по штату (единиц)</text:p>
          </table:table-cell>
          <table:table-cell table:style-name="Таблица1.A1" office:value-type="string">
            <text:p text:style-name="P37">В наличии (единиц)</text:p>
          </table:table-cell>
          <table:table-cell table:style-name="Таблица1.A1" office:value-type="string">
            <text:p text:style-name="P37">Недостает<text:line-break/>(единиц)</text:p>
          </table:table-cell>
          <table:table-cell table:style-name="Таблица1.A1" office:value-type="string">
            <text:p text:style-name="P37">Излишествует <text:line-break/>(единиц)</text:p>
          </table:table-cell>
          <table:table-cell table:style-name="Таблица1.A1" office:value-type="string">
            <text:p text:style-name="P40">Исправно</text:p>
          </table:table-cell>
          <table:table-cell table:style-name="Таблица1.H1" office:value-type="string">
            <text:p text:style-name="P37">Процент обеспеченности</text:p>
          </table:table-cell>
        </table:table-row>
        <table:table-row table:style-name="Таблица1.2">
          <table:table-cell table:style-name="Таблица1.A2" office:value-type="string">
            <text:p text:style-name="P49">1</text:p>
          </table:table-cell>
          <table:table-cell table:style-name="Таблица1.A2" office:value-type="string">
            <text:p text:style-name="P50"/>
          </table:table-cell>
          <table:table-cell table:style-name="Таблица1.A2" office:value-type="string">
            <text:p text:style-name="P54"/>
          </table:table-cell>
          <table:table-cell table:style-name="Таблица1.A2" office:value-type="string">
            <text:p text:style-name="P54"/>
          </table:table-cell>
          <table:table-cell table:style-name="Таблица1.A2" office:value-type="string">
            <text:p text:style-name="P54"/>
          </table:table-cell>
          <table:table-cell table:style-name="Таблица1.A2" office:value-type="string">
            <text:p text:style-name="P54"/>
          </table:table-cell>
          <table:table-cell table:style-name="Таблица1.A2" office:value-type="string">
            <text:p text:style-name="P54"/>
          </table:table-cell>
          <table:table-cell table:style-name="Таблица1.H2" office:value-type="string">
            <text:p text:style-name="P49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38"><text:span text:style-name="T12">ИТОГО</text:span>:</text:p>
          </table:table-cell>
          <table:covered-table-cell/>
          <table:table-cell table:style-name="Таблица1.C3">
            <text:p text:style-name="P52"/>
          </table:table-cell>
          <table:table-cell table:style-name="Таблица1.C3">
            <text:p text:style-name="P52"/>
          </table:table-cell>
          <table:table-cell table:style-name="Таблица1.C3">
            <text:p text:style-name="P52"/>
          </table:table-cell>
          <table:table-cell table:style-name="Таблица1.C3">
            <text:p text:style-name="P53"/>
          </table:table-cell>
          <table:table-cell table:style-name="Таблица1.C3">
            <text:p text:style-name="P53"/>
          </table:table-cell>
          <table:table-cell table:style-name="Таблица1.H2" office:value-type="string">
            <text:p text:style-name="P53"/>
          </table:table-cell>
        </table:table-row>
      </table:table>
      <text:p text:style-name="P6"/>
      <text:p text:style-name="P6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61">&lt;должность&gt;</text:p>
          </table:table-cell>
          <table:table-cell table:style-name="Таблица3.B1" office:value-type="string">
            <text:p text:style-name="P59"/>
          </table:table-cell>
          <table:table-cell table:style-name="Таблица3.A1" office:value-type="string">
            <text:p text:style-name="P57"><text:span text:style-name="T7">&lt;в/звание&gt;</text:span> <text:span text:style-name="T7">&lt;И. Фамилия&gt;</text:span> </text:p>
          </table:table-cell>
        </table:table-row>
        <table:table-row>
          <table:table-cell table:style-name="Таблица3.A1" office:value-type="string">
            <text:p text:style-name="P10"><text:tab/> <text:s text:c="7"/><text:span text:style-name="T5">(должность) </text:span></text:p>
          </table:table-cell>
          <table:table-cell table:style-name="Таблица3.A1" office:value-type="string">
            <text:p text:style-name="P12"><text:span text:style-name="T6">(</text:span>подпись<text:span text:style-name="T6">)</text:span></text:p>
          </table:table-cell>
          <table:table-cell table:style-name="Таблица3.A1" office:value-type="string">
            <text:p text:style-name="P14">(воинское звание, инициал имени, фамилия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007cm" style:writing-mode="lr-tb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463eb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weight="bold" officeooo:rsid="00118382" officeooo:paragraph-rsid="0010144e" style:font-weight-asian="bold" style:font-weight-complex="bold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0fbaf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Приложение <text:span text:style-name="MT1">5а</text:span></text:p>
        <text:p text:style-name="MP2">Обеспеченность &lt;УС&gt;</text:p>
        <text:p text:style-name="MP2">по состоянию на &lt;дата&gt;</text:p>
      </style:header>
      <style:footer>
        <text:p text:style-name="MP3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2T19:07:41.096289025</meta:creation-date>
    <dc:date>2021-07-30T17:40:39.856857030</dc:date>
    <meta:editing-duration>PT56M17S</meta:editing-duration>
    <meta:editing-cycles>16</meta:editing-cycles>
    <meta:generator>LibreOffice/6.0.7.3$Linux_X86_64 LibreOffice_project/00m0$Build-3</meta:generator>
    <meta:document-statistic meta:table-count="2" meta:image-count="0" meta:object-count="0" meta:page-count="1" meta:paragraph-count="19" meta:word-count="42" meta:character-count="312" meta:non-whitespace-character-count="277"/>
  </office:meta>
</office:document-meta>
</file>